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margin-top="7.92cm" fo:margin-bottom="0.21cm" style:contextual-spacing="false" style:page-number="auto"/>
      <style:text-properties style:font-name="Calibri" officeooo:paragraph-rsid="001f7e85"/>
    </style:style>
    <style:style style:name="P2" style:family="paragraph" style:parent-style-name="Title">
      <style:paragraph-properties fo:margin-top="0.12cm" fo:margin-bottom="0.21cm" style:contextual-spacing="false"/>
      <style:text-properties style:font-name="Calibri" officeooo:paragraph-rsid="001f7e85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Standard">
      <style:paragraph-properties style:page-number="1"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officeooo:rsid="0021323b" officeooo:paragraph-rsid="0021323b"/>
    </style:style>
    <style:style style:name="P7" style:family="paragraph" style:parent-style-name="Standard">
      <style:paragraph-properties fo:text-align="center" style:justify-single-word="false"/>
      <style:text-properties style:font-name="Calibri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text-properties officeooo:paragraph-rsid="0021323b"/>
    </style:style>
    <style:style style:name="P10" style:family="paragraph" style:parent-style-name="Text_20_body">
      <style:text-properties officeooo:rsid="0022e30f" officeooo:paragraph-rsid="0022e30f"/>
    </style:style>
    <style:style style:name="T1" style:family="text">
      <style:text-properties officeooo:rsid="001f7e85"/>
    </style:style>
    <style:style style:name="T2" style:family="text">
      <style:text-properties officeooo:rsid="00206376"/>
    </style:style>
    <style:style style:name="T3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1 - </text:span>Linux Environment</text:p>
      <text:p text:style-name="P2">Programming Assignment</text:p>
      <text:p text:style-name="P8"/>
      <text:p text:style-name="P8">SETU Carlow</text:p>
      <text:p text:style-name="P8"/>
      <text:p text:style-name="P8">Student Name: Gábor Major</text:p>
      <text:p text:style-name="P8">Student Number: C00271548</text:p>
      <text:p text:style-name="P8">Date Due: 26/10/2023</text:p>
      <text:p text:style-name="P8">Lecturer Name: Caroline Byrne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291_100016948" text:style-name="Index_20_Link" text:visited-style-name="Index_20_Link">Introduction<text:tab/>2</text:a></text:p>
          <text:p text:style-name="P3"><text:a xlink:type="simple" xlink:href="#__RefHeading___Toc293_100016948" text:style-name="Index_20_Link" text:visited-style-name="Index_20_Link">Process Management<text:tab/>2</text:a></text:p>
          <text:p text:style-name="P3"><text:a xlink:type="simple" xlink:href="#__RefHeading___Toc304_100016948" text:style-name="Index_20_Link" text:visited-style-name="Index_20_Link">Process Creation<text:tab/>2</text:a></text:p>
          <text:p text:style-name="P3"><text:a xlink:type="simple" xlink:href="#__RefHeading___Toc306_100016948" text:style-name="Index_20_Link" text:visited-style-name="Index_20_Link">Process Scheduling<text:tab/>2</text:a></text:p>
          <text:p text:style-name="P3"><text:a xlink:type="simple" xlink:href="#__RefHeading___Toc308_100016948" text:style-name="Index_20_Link" text:visited-style-name="Index_20_Link">Process Destruction<text:tab/>2</text:a></text:p>
          <text:p text:style-name="P3"><text:a xlink:type="simple" xlink:href="#__RefHeading___Toc295_100016948" text:style-name="Index_20_Link" text:visited-style-name="Index_20_Link">Conclusion<text:tab/>2</text:a></text:p>
          <text:p text:style-name="P3"><text:a xlink:type="simple" xlink:href="#__RefHeading___Toc297_100016948" text:style-name="Index_20_Link" text:visited-style-name="Index_20_Link">Bibliography<text:tab/>2</text:a></text:p>
        </text:index-body>
      </text:table-of-content>
      <text:p text:style-name="P7"/>
      <text:p text:style-name="P7"/>
      <text:h text:style-name="P5" text:outline-level="1"><text:bookmark-start text:name="__RefHeading___Toc291_100016948"/>Introduction<text:bookmark-end text:name="__RefHeading___Toc291_100016948"/></text:h>
      <text:p text:style-name="P10">In this document Linux processes will be discussed, including process management, process creation, process scheduling, and process destruction.</text:p>
      <text:h text:style-name="P6" text:outline-level="1"><text:bookmark-start text:name="__RefHeading___Toc293_100016948"/>Process Management<text:bookmark-end text:name="__RefHeading___Toc293_100016948"/></text:h>
      <text:p text:style-name="P9"/>
      <text:h text:style-name="P6" text:outline-level="1"><text:bookmark-start text:name="__RefHeading___Toc304_100016948"/>Process Creation<text:bookmark-end text:name="__RefHeading___Toc304_100016948"/></text:h>
      <text:p text:style-name="P9"/>
      <text:h text:style-name="P6" text:outline-level="1"><text:bookmark-start text:name="__RefHeading___Toc306_100016948"/>Process Scheduling<text:bookmark-end text:name="__RefHeading___Toc306_100016948"/></text:h>
      <text:p text:style-name="P9"/>
      <text:h text:style-name="Heading_20_1" text:outline-level="1"><text:bookmark-start text:name="__RefHeading___Toc308_100016948"/>Process Destruction<text:bookmark-end text:name="__RefHeading___Toc308_100016948"/></text:h>
      <text:p text:style-name="Text_20_body"/>
      <text:h text:style-name="Heading_20_1" text:outline-level="1"><text:bookmark-start text:name="__RefHeading___Toc295_100016948"/>Conclusion<text:bookmark-end text:name="__RefHeading___Toc295_100016948"/></text:h>
      <text:p text:style-name="Text_20_body"/>
      <text:h text:style-name="Heading_20_1" text:outline-level="1"><text:bookmark-start text:name="__RefHeading___Toc297_100016948"/>Bibliography<text:bookmark-end text:name="__RefHeading___Toc297_100016948"/></text:h>
      <text:p text:style-name="Text_20_body"/>
      <text:p text:style-name="Text_20_body">Bovet, D.P. and Cesati, M., 2005. <text:span text:style-name="T3">Understanding the Linux Kernel: from I/O ports to process management</text:span>. " O'Reilly Media, Inc.".</text:p>
      <text:p text:style-name="Text_20_body"><text:a xlink:type="simple" xlink:href="https://books.google.ie/books?hl=en&amp;lr=&amp;id=h0lltXyJ8aIC&amp;oi=fnd&amp;pg=PT11&amp;dq=python+linux+process+management&amp;ots=gQ8pM-6aFW&amp;sig=hOYeu_xuKOdwQcFdsbyxY_dAo1Y&amp;redir_esc=y#v=onepage&amp;q=python%20linux%20process%20management&amp;f=false" text:style-name="Internet_20_link" text:visited-style-name="Visited_20_Internet_20_Link">https://books.google.ie/books?hl=en&amp;lr=&amp;id=h0lltXyJ8aIC&amp;oi=fnd&amp;pg=PT11&amp;dq=python+linux+process+management&amp;ots=gQ8pM-6aFW&amp;sig=hOYeu_xuKOdwQcFdsbyxY_dAo1Y&amp;redir_esc=y#v=onepage&amp;q=python%20linux%20process%20management&amp;f=false</text:a></text:p>
      <text:p text:style-name="Text_20_body"/>
      <text:p text:style-name="Text_20_body">Gift, N. and Jones, J.M., 2008. <text:span text:style-name="T3">Python for Unix and Linux system administration</text:span>. " O'Reilly Media, Inc.".</text:p>
      <text:p text:style-name="Text_20_body"><text:a xlink:type="simple" xlink:href="https://books.google.ie/books?hl=en&amp;lr=&amp;id=jitqZQiiRqQC&amp;oi=fnd&amp;pg=PR7&amp;dq=python+linux+process+management&amp;ots=bsYxG5UQaX&amp;sig=eBKkrpJmatbmD71TDUT-iW6WU3Y&amp;redir_esc=y#v=onepage&amp;q&amp;f=false" text:style-name="Internet_20_link" text:visited-style-name="Visited_20_Internet_20_Link">https://books.google.ie/books?hl=en&amp;lr=&amp;id=jitqZQiiRqQC&amp;oi=fnd&amp;pg=PR7&amp;dq=python+linux+process+management&amp;ots=bsYxG5UQaX&amp;sig=eBKkrpJmatbmD71TDUT-iW6WU3Y&amp;redir_esc=y#v=onepage&amp;q&amp;f=false</text:a></text:p>
      <text:p text:style-name="Text_20_body"/>
      <text:p text:style-name="Text_20_body"><text:a xlink:type="simple" xlink:href="https://www.geeksforgeeks.org/introduction-of-process-management/" text:style-name="Internet_20_link" text:visited-style-name="Visited_20_Internet_20_Link">https://www.geeksforgeeks.org/introduction-of-process-management/</text:a></text:p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Regular" style:font-family-generic="swiss" style:font-pitch="variable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1" fo:font-family="Calibri" style:font-style-name="Regular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063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Page </text:span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12:55.007284875</meta:creation-date>
    <dc:date>2023-09-14T14:25:44.697393317</dc:date>
    <meta:editing-duration>PT1H3M1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5" meta:paragraph-count="29" meta:word-count="114" meta:character-count="1249" meta:non-whitespace-character-count="1164"/>
  </office:meta>
</office:document-meta>
</file>